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rsid="001e8494" officeooo:paragraph-rsid="001e8494"/>
    </style:style>
    <style:style style:name="P2" style:family="paragraph" style:parent-style-name="Standard">
      <style:text-properties style:font-name="Liberation Sans" officeooo:rsid="001e8494" officeooo:paragraph-rsid="0024fca0"/>
    </style:style>
    <style:style style:name="P3" style:family="paragraph" style:parent-style-name="Standard">
      <style:text-properties style:font-name="Liberation Sans" officeooo:rsid="001e8494" officeooo:paragraph-rsid="00260ce7"/>
    </style:style>
    <style:style style:name="P4" style:family="paragraph" style:parent-style-name="Standard">
      <style:text-properties style:font-name="Liberation Sans" fo:font-weight="bold" officeooo:rsid="001e8494" officeooo:paragraph-rsid="001e8494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fd6ed" officeooo:paragraph-rsid="001e8494" style:font-weight-asian="bold" style:font-weight-complex="bold"/>
    </style:style>
    <style:style style:name="P6" style:family="paragraph" style:parent-style-name="Standard">
      <style:text-properties style:font-name="Liberation Sans" fo:font-weight="bold" officeooo:rsid="001fd6ed" officeooo:paragraph-rsid="001fd6ed" style:font-weight-asian="bold" style:font-weight-complex="bold"/>
    </style:style>
    <style:style style:name="P7" style:family="paragraph" style:parent-style-name="Standard">
      <style:text-properties style:font-name="Liberation Sans" officeooo:rsid="001fd6ed" officeooo:paragraph-rsid="001fd6ed"/>
    </style:style>
    <style:style style:name="P8" style:family="paragraph" style:parent-style-name="Standard">
      <style:text-properties style:font-name="Liberation Sans" officeooo:rsid="0021a171" officeooo:paragraph-rsid="0021a171"/>
    </style:style>
    <style:style style:name="P9" style:family="paragraph" style:parent-style-name="Standard">
      <style:text-properties style:font-name="Liberation Sans" officeooo:rsid="0021a171" officeooo:paragraph-rsid="0024fca0"/>
    </style:style>
    <style:style style:name="P10" style:family="paragraph" style:parent-style-name="Standard">
      <style:text-properties style:font-name="Liberation Sans" officeooo:rsid="0021a171" officeooo:paragraph-rsid="00260ce7"/>
    </style:style>
    <style:style style:name="P11" style:family="paragraph" style:parent-style-name="Standard">
      <style:text-properties style:font-name="Liberation Sans" officeooo:rsid="0024fca0" officeooo:paragraph-rsid="0024fca0"/>
    </style:style>
    <style:style style:name="P12" style:family="paragraph" style:parent-style-name="Standard">
      <style:text-properties style:font-name="Liberation Sans" style:text-underline-style="solid" style:text-underline-width="auto" style:text-underline-color="font-color" fo:font-weight="bold" officeooo:rsid="001fd6ed" officeooo:paragraph-rsid="001fd6ed" style:font-weight-asian="bold" style:font-weight-complex="bold"/>
    </style:style>
    <style:style style:name="P13" style:family="paragraph" style:parent-style-name="Standard">
      <style:text-properties style:font-name="Liberation Sans" style:text-underline-style="solid" style:text-underline-width="auto" style:text-underline-color="font-color" fo:font-weight="bold" officeooo:rsid="001e8494" officeooo:paragraph-rsid="001e8494" style:font-weight-asian="bold" style:font-weight-complex="bold"/>
    </style:style>
    <style:style style:name="P14" style:family="paragraph" style:parent-style-name="Standard">
      <style:text-properties style:font-name="Liberation Sans" officeooo:rsid="00260ce7" officeooo:paragraph-rsid="00260ce7"/>
    </style:style>
    <style:style style:name="P15" style:family="paragraph" style:parent-style-name="Standard" style:list-style-name="L1">
      <style:text-properties style:font-name="Liberation Sans" officeooo:rsid="001fd6ed" officeooo:paragraph-rsid="001fd6ed"/>
    </style:style>
    <style:style style:name="P16" style:family="paragraph" style:parent-style-name="Standard" style:list-style-name="L2">
      <style:text-properties style:font-name="Liberation Sans" officeooo:rsid="0021a171" officeooo:paragraph-rsid="0021a171"/>
    </style:style>
    <style:style style:name="P17" style:family="paragraph" style:parent-style-name="Standard" style:list-style-name="L2">
      <style:text-properties style:font-name="Liberation Sans" officeooo:rsid="00266850" officeooo:paragraph-rsid="00266850"/>
    </style:style>
    <style:style style:name="P18" style:family="paragraph" style:parent-style-name="Standard" style:list-style-name="L2">
      <style:text-properties style:font-name="Liberation Sans" officeooo:rsid="0024fca0" officeooo:paragraph-rsid="0024fca0"/>
    </style:style>
    <style:style style:name="P19" style:family="paragraph" style:parent-style-name="Standard" style:list-style-name="L2">
      <style:text-properties style:font-name="Liberation Sans" officeooo:rsid="0024fca0" officeooo:paragraph-rsid="00260ce7"/>
    </style:style>
    <style:style style:name="P20" style:family="paragraph" style:parent-style-name="Standard" style:list-style-name="L2">
      <style:text-properties style:font-name="Liberation Sans" officeooo:rsid="00260ce7" officeooo:paragraph-rsid="00260ce7"/>
    </style:style>
    <style:style style:name="P21" style:family="paragraph" style:parent-style-name="Standard">
      <style:text-properties style:font-name="Liberation Sans" officeooo:rsid="00260ce7" officeooo:paragraph-rsid="00260ce7"/>
    </style:style>
    <style:style style:name="P22" style:family="paragraph" style:parent-style-name="Standard">
      <style:text-properties style:font-name="Liberation Sans" officeooo:rsid="002b5f54" officeooo:paragraph-rsid="002b5f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a171" style:font-weight-asian="bold" style:font-weight-complex="bold"/>
    </style:style>
    <style:style style:name="T3" style:family="text">
      <style:text-properties fo:font-weight="bold" officeooo:rsid="0024fca0" style:font-weight-asian="bold" style:font-weight-complex="bold"/>
    </style:style>
    <style:style style:name="T4" style:family="text">
      <style:text-properties fo:font-weight="bold" officeooo:rsid="001fd6ed" style:font-weight-asian="bold" style:font-weight-complex="bold"/>
    </style:style>
    <style:style style:name="T5" style:family="text">
      <style:text-properties fo:font-weight="bold" officeooo:rsid="00260ce7" style:font-weight-asian="bold" style:font-weight-complex="bold"/>
    </style:style>
    <style:style style:name="T6" style:family="text">
      <style:text-properties officeooo:rsid="0023589d"/>
    </style:style>
    <style:style style:name="T7" style:family="text">
      <style:text-properties officeooo:rsid="00260ce7"/>
    </style:style>
    <style:style style:name="T8" style:family="text">
      <style:text-properties officeooo:rsid="002920f3"/>
    </style:style>
    <style:style style:name="T9" style:family="text">
      <style:text-properties officeooo:rsid="002b5f5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ymposium demonstration</text:p>
      <text:p text:style-name="P5"/>
      <text:p text:style-name="P1"/>
      <text:p text:style-name="P6">Setup</text:p>
      <text:p text:style-name="P7">The spacecraft is connected to a battery, it has a real time clock. It is powered down.</text:p>
      <text:p text:style-name="P7">There are 5 files pre-loaded:</text:p>
      <text:list xml:id="list2353139826" text:style-name="L1">
        <text:list-item>
          <text:p text:style-name="P15">WOD file saved every hour on the spacecraft and purged each hour to keep just 1-2</text:p>
        </text:list-item>
        <text:list-item>
          <text:p text:style-name="P15">Experiment file 1 – uploaded as though from another spacecraft</text:p>
        </text:list-item>
        <text:list-item>
          <text:p text:style-name="P15">Experiment file 2 – generated on the spacecraft</text:p>
        </text:list-item>
        <text:list-item>
          <text:p text:style-name="P15">Bulletin message <text:span text:style-name="T8">to ALL </text:span>showing the AMSAT bulletin</text:p>
        </text:list-item>
        <text:list-item>
          <text:p text:style-name="P15">Message to another station with an image</text:p>
        </text:list-item>
      </text:list>
      <text:p text:style-name="P7"/>
      <text:p text:style-name="P7">There is sufficient space to upload another short file</text:p>
      <text:p text:style-name="P7">The files are uploaded so that they will not expire on the day of the presentation</text:p>
      <text:p text:style-name="P8">The PB is Open</text:p>
      <text:p text:style-name="P8">The Uplink is Open</text:p>
      <text:p text:style-name="P8">The time is set</text:p>
      <text:p text:style-name="P7"/>
      <text:p text:style-name="P7">To make resetting the test easier a copy of the ground station contains the files to be uploaded and the callsign of the uploader</text:p>
      <text:p text:style-name="P1"/>
      <text:p text:style-name="P7">The ground station <text:span text:style-name="T6">is open and listening. <text:s/>It </text:span>contains no directory and has one draft file to upload.</text:p>
      <text:p text:style-name="P11">Dir age should be 99 to make sure we pick up the files.</text:p>
      <text:p text:style-name="P11">No equations – <text:span text:style-name="T7">remove any that exist</text:span></text:p>
      <text:p text:style-name="P11"/>
      <text:p text:style-name="P1"/>
      <text:p text:style-name="P12">Demo Procedure</text:p>
      <text:p text:style-name="P13"/>
      <text:p text:style-name="P1"><text:span text:style-name="T2">Action: </text:span><text:span text:style-name="T4">The power is connected to the spacecraft and it “comes over the horizon”</text:span><text:span text:style-name="T1">:</text:span></text:p>
      <text:list xml:id="list3945872128" text:style-name="L2">
        <text:list-item>
          <text:p text:style-name="P16">Telemetry is received</text:p>
        </text:list-item>
        <text:list-item>
          <text:p text:style-name="P16">The PB is seen and the DIR is requested</text:p>
        </text:list-item>
        <text:list-item>
          <text:p text:style-name="P17">The telemetry is received and should be described box by box</text:p>
        </text:list-item>
        <text:list-item>
          <text:p text:style-name="P17">Note the free space is for a small amount of test RAM on the MRAM Disk</text:p>
        </text:list-item>
      </text:list>
      <text:p text:style-name="P1"/>
      <text:p text:style-name="P2"><text:span text:style-name="T2">Action: </text:span><text:span text:style-name="T3">Download the AMSAT bulletin </text:span><text:span text:style-name="T5">by setting it P1</text:span></text:p>
      <text:list xml:id="list110737424874918" text:continue-numbering="true" text:style-name="L2">
        <text:list-item>
          <text:p text:style-name="P18">File is received</text:p>
        </text:list-item>
      </text:list>
      <text:p text:style-name="P9"/>
      <text:p text:style-name="P3"><text:span text:style-name="T2">Action: </text:span><text:span text:style-name="T5">Setup equation to download PARTNER1 data</text:span></text:p>
      <text:list xml:id="list110737521497733" text:continue-numbering="true" text:style-name="L2">
        <text:list-item>
          <text:p text:style-name="P19">File is received</text:p>
        </text:list-item>
        <text:list-item>
          <text:p text:style-name="P20">Note that we can export the data</text:p>
        </text:list-item>
        <text:list-item>
          <text:p text:style-name="P20">Note that all received packets are sent to the central server so that stations can collaboratively download large files which are re-assembled there and can be shared with experiment partners</text:p>
        </text:list-item>
      </text:list>
      <text:p text:style-name="P10"/>
      <text:p text:style-name="P3"><text:span text:style-name="T2">Action: </text:span><text:span text:style-name="T5">Note that data can be sent from other spacecraft but can also be sent by Hams for fun. <text:s/>Reply to</text:span><text:span text:style-name="T3"> the AMSAT bulletin </text:span><text:span text:style-name="T5">with a comment</text:span></text:p>
      <text:list xml:id="list110736528090530" text:continue-numbering="true" text:style-name="L2">
        <text:list-item>
          <text:p text:style-name="P19">File is <text:span text:style-name="T7">uploaded</text:span></text:p>
        </text:list-item>
      </text:list>
      <text:p text:style-name="P10"/>
      <text:p text:style-name="P3"><text:soft-page-break/><text:span text:style-name="T2">Action: </text:span><text:span text:style-name="T5">Press DIR button to refresh the directory</text:span></text:p>
      <text:list xml:id="list110738339407588" text:continue-numbering="true" text:style-name="L2">
        <text:list-item>
          <text:p text:style-name="P19"><text:span text:style-name="T7">Uploaded </text:span>File is <text:span text:style-name="T7">visible in dir</text:span></text:p>
        </text:list-item>
      </text:list>
      <text:p text:style-name="P3"><text:span text:style-name="T2">Action: </text:span><text:span text:style-name="T5">Download the image file</text:span></text:p>
      <text:list xml:id="list110736436100085" text:continue-numbering="true" text:style-name="L2">
        <text:list-item>
          <text:p text:style-name="P20">Note that this could be experiment data from an onboard camera or it could be data from another spacecraft. <text:s/>It can also be an image uploaded by a ham for fun</text:p>
        </text:list-item>
      </text:list>
      <text:p text:style-name="P14"/>
      <text:p text:style-name="P10"/>
      <text:p text:style-name="P10"/>
      <text:p text:style-name="P14">TO RESET THE TEST</text:p>
      <text:p text:style-name="P14"/>
      <text:p text:style-name="P14">Go into PACSAT_DEMO and delete the Pacsat dir contents.</text:p>
      <text:p text:style-name="P14">Unplug the spacecraft</text:p>
      <text:p text:style-name="P14"/>
      <text:p text:style-name="P14">TO FACTORY RESET THE TEST</text:p>
      <text:p text:style-name="P14"/>
      <text:p text:style-name="P14">Format the Pacsat FS <text:span text:style-name="T9">by sending command</text:span></text:p>
      <text:p text:style-name="P22">Set the TIME</text:p>
      <text:p text:style-name="P14">Use the PACSAT_DEMO_SETUP to reload the files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1e8494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40:23.399348187</meta:creation-date>
    <meta:editing-duration>PT1H3M51S</meta:editing-duration>
    <meta:editing-cycles>4</meta:editing-cycles>
    <meta:generator>LibreOffice/7.3.7.2$Linux_X86_64 LibreOffice_project/30$Build-2</meta:generator>
    <dc:date>2023-10-04T11:29:03.164009860</dc:date>
    <meta:document-statistic meta:table-count="0" meta:image-count="0" meta:object-count="0" meta:page-count="2" meta:paragraph-count="43" meta:word-count="418" meta:character-count="2226" meta:non-whitespace-character-count="1861"/>
  </office:meta>
</office:document-meta>
</file>